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7d39" officeooo:paragraph-rsid="000e7d39"/>
    </style:style>
    <style:style style:name="P2" style:family="paragraph" style:parent-style-name="Standard">
      <style:text-properties officeooo:rsid="000edb60" officeooo:paragraph-rsid="000edb60"/>
    </style:style>
    <style:style style:name="P3" style:family="paragraph" style:parent-style-name="Standard">
      <style:text-properties officeooo:rsid="000eddb6" officeooo:paragraph-rsid="000eddb6"/>
    </style:style>
    <style:style style:name="P4" style:family="paragraph" style:parent-style-name="Standard">
      <style:text-properties officeooo:rsid="000b1926" officeooo:paragraph-rsid="00127bf2" fo:background-color="#e6e905"/>
    </style:style>
    <style:style style:name="P5" style:family="paragraph" style:parent-style-name="Standard">
      <style:text-properties officeooo:rsid="000b1926" officeooo:paragraph-rsid="000b1926" fo:background-color="#e6e905"/>
    </style:style>
    <style:style style:name="P6" style:family="paragraph" style:parent-style-name="Standard">
      <style:text-properties officeooo:rsid="000e7d39" officeooo:paragraph-rsid="000e7d39" fo:background-color="#e6e905"/>
    </style:style>
    <style:style style:name="P7" style:family="paragraph" style:parent-style-name="Standard">
      <style:text-properties officeooo:rsid="000eddb6" officeooo:paragraph-rsid="0012d96c" fo:background-color="#e6e905"/>
    </style:style>
    <style:style style:name="P8" style:family="paragraph" style:parent-style-name="Standard">
      <style:text-properties officeooo:rsid="000e7d39" officeooo:paragraph-rsid="000e7d39" fo:background-color="#ff7b59"/>
    </style:style>
    <style:style style:name="P9" style:family="paragraph" style:parent-style-name="Standard">
      <style:text-properties officeooo:rsid="000edb60" officeooo:paragraph-rsid="000edb60" fo:background-color="#ff7b59"/>
    </style:style>
    <style:style style:name="T1" style:family="text">
      <style:text-properties officeooo:rsid="000da1d0"/>
    </style:style>
    <style:style style:name="T2" style:family="text">
      <style:text-properties officeooo:rsid="000edb60"/>
    </style:style>
    <style:style style:name="T3" style:family="text">
      <style:text-properties officeooo:rsid="00121b3a"/>
    </style:style>
    <style:style style:name="T4" style:family="text">
      <style:text-properties officeooo:rsid="0012d9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uenas tardes, somos <text:span text:style-name="T3">Oleksandr y </text:span>Ekaterina, y vamos a hacer una presentación de nuestro proyecto: <text:span text:style-name="T1">La p</text:span>ágina <text:span text:style-name="T1">principal del sitio</text:span> web <text:span text:style-name="T1">de</text:span> las academias Seoul School. </text:p>
      <text:p text:style-name="P4"/>
      <text:p text:style-name="P4"><text:span text:style-name="T1">Seoul School son unas academias que ofrecen formación en el ámbito de la informática.</text:span></text:p>
      <text:p text:style-name="P5"/>
      <text:p text:style-name="P6">Para empezar, lo primero que hemos elaborado ha sido un boceto de la página principal, en el boceto hemos establecido a rasgos generales los elementos de la página y su posición, se puede observar que la página tiene un header en la parte superior, una imágen al inicio de la página, el contenido de la página y un footer en la parte inferior. El contenido de la página está dividido en varias secciones que servirán para mostrar información sobre los cursos, la academia, colaboradores, etc.</text:p>
      <text:p text:style-name="P6"/>
      <text:p text:style-name="P6">Tras elaborar la maqueta hemos procedido a seleccionar ciertos estilos que tendría la página. Para ello hemos seleccionado la paleta de colores, las tipografías, las fuentes y el estilo de las imágenes.</text:p>
      <text:p text:style-name="P6"/>
      <text:p text:style-name="P7"><text:span text:style-name="T4">También </text:span>se ha elaborado un mapa de navegación acorde al sitio. Es un mapa conciso porque el sitio tendrá las páginas necesarias, sin abusar de páginas que pueden encajar bien dentro de otras. Para una mejor navegación se ha habilitado la posibilidad de buscar en el sitio lo que se necesita. Hay una navegación secundaria en el footer con la información legal del sitio.</text:p>
      <text:p text:style-name="P7">Además en el propio sitio hay secciones que contienen botones que llevan a páginas internas, es una forma de redundancia que sirve para que el cliente pueda acceder a lo que quiere en todo momento.</text:p>
      <text:p text:style-name="P1"/>
      <text:p text:style-name="P8">Una vez hecho esto hemos procedido a realizar la maqueta del sitio. En el resultado final podemos ver que se ha mantenido en buena medida la disposición del boceto y se han utilizado los estilos seleccionados anteriormente, aunque durante la elaboración ciertos elementos hayan podido cambiar. Como se puede observar se ha escogido una paleta con un color azul como color principal, acompañado de naranja, blanco y tonalidades de azul. Se ha optado por usar ilustraciones para el sitio, con un estilo geométrico, moderno y ausente de líneas, esto da al sitio una sensación más alegre pero sin dejar de ser profesional. Las tipografías usadas son Bebas Neue y Arial, <text:s/><text:span text:style-name="T2">que son ambas sans-serif, esto ayuda a su legibilidad. Al ser Bebas Neue una tipografía que exclusivamente tiene letras capitales, se ha utilizado para los títulos, ya que sería muy poco legible en parágrafos, Arial por otro lado es muy legible en parágrafos y ademas es una tipografía denominada Web Safe, esto significa que será visible en cualquier navegador o dispositivo. Se ha utilizado un tamaño de fuente base de 20 pixeles, es un tamaño elevado y perfecto para que se visualice bien, incluso por personas con ciertas dificultades visuales, a partir de ahí se ha utilizado un ratio de 1.5 para calcular el tamaño de los títulos: 1.5em, 2.25em, 3.375em y así. Los tamaños de los títulos varían según el dispositivo que se use para que se adapten bien al diseño en el dispositivo. </text:span></text:p>
      <text:p text:style-name="P8"/>
      <text:p text:style-name="P9"><text:span text:style-name="T4">Por último s</text:span>e puede observar que en los dispositivos varía la disposición de los elementos, y en algunos casos algunos desaparecen de la vista porque no es necesario que estén presentes (por ejemplo los logos de las empresas), en la versión móvil hay una estructura mucho más vertical y en general no hay elementos al lado de otros, en la versión de escritorio es lo contrario, hay un diseño muy horizontal (aún siendo una página web, que al fin y al cabo se diseñan para que la estructura sea de arriba a abajo), y la versión tablet tiene una estructura mixta.</text:p>
      <text:p text:style-name="P2"/>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4T16:12:38.864000000</meta:creation-date>
    <meta:generator>LibreOffice/7.2.1.2$Windows_X86_64 LibreOffice_project/87b77fad49947c1441b67c559c339af8f3517e22</meta:generator>
    <dc:date>2022-01-14T16:59:48.774000000</dc:date>
    <meta:editing-duration>PT29M50S</meta:editing-duration>
    <meta:editing-cycles>12</meta:editing-cycles>
    <meta:document-statistic meta:table-count="0" meta:image-count="0" meta:object-count="0" meta:page-count="1" meta:paragraph-count="8" meta:word-count="602" meta:character-count="3524" meta:non-whitespace-character-count="2927"/>
  </office:meta>
</office:document-meta>
</file>